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69f6e" officeooo:paragraph-rsid="00169f6e"/>
    </style:style>
    <style:style style:name="P2" style:family="paragraph" style:parent-style-name="Heading_20_1">
      <style:text-properties officeooo:rsid="00186700" officeooo:paragraph-rsid="00186700"/>
    </style:style>
    <style:style style:name="P3" style:family="paragraph" style:parent-style-name="Heading_20_1">
      <style:text-properties officeooo:rsid="001bab95" officeooo:paragraph-rsid="001bab95"/>
    </style:style>
    <style:style style:name="P4" style:family="paragraph" style:parent-style-name="Text_20_body">
      <style:text-properties officeooo:rsid="00169f6e" officeooo:paragraph-rsid="00169f6e"/>
    </style:style>
    <style:style style:name="P5" style:family="paragraph" style:parent-style-name="Text_20_body">
      <style:text-properties officeooo:paragraph-rsid="00169f6e"/>
    </style:style>
    <style:style style:name="P6" style:family="paragraph" style:parent-style-name="Text_20_body">
      <style:text-properties fo:color="#c9211e" loext:opacity="100%" officeooo:rsid="00169f6e" officeooo:paragraph-rsid="00169f6e"/>
    </style:style>
    <style:style style:name="P7" style:family="paragraph" style:parent-style-name="Text_20_body">
      <style:text-properties fo:color="#000000" loext:opacity="100%" officeooo:rsid="00186700" officeooo:paragraph-rsid="00186700"/>
    </style:style>
    <style:style style:name="P8" style:family="paragraph" style:parent-style-name="Text_20_body">
      <style:text-properties officeooo:paragraph-rsid="00186700"/>
    </style:style>
    <style:style style:name="P9" style:family="paragraph" style:parent-style-name="Text_20_body">
      <style:text-properties officeooo:rsid="00186700" officeooo:paragraph-rsid="00186700"/>
    </style:style>
    <style:style style:name="P10" style:family="paragraph" style:parent-style-name="Text_20_body">
      <style:text-properties officeooo:paragraph-rsid="001bab95"/>
    </style:style>
    <style:style style:name="P11" style:family="paragraph" style:parent-style-name="Text_20_body">
      <style:text-properties officeooo:rsid="001d38f6" officeooo:paragraph-rsid="001d38f6"/>
    </style:style>
    <style:style style:name="P12" style:family="paragraph" style:parent-style-name="Text_20_body">
      <style:text-properties fo:color="#ff0000" loext:opacity="100%" officeooo:rsid="001d38f6" officeooo:paragraph-rsid="001d38f6"/>
    </style:style>
    <style:style style:name="T1" style:family="text">
      <style:text-properties officeooo:rsid="00186700"/>
    </style:style>
    <style:style style:name="T2" style:family="text">
      <style:text-properties officeooo:rsid="001ad762"/>
    </style:style>
    <style:style style:name="T3" style:family="text">
      <style:text-properties officeooo:rsid="001d38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notacum “Constant” popoxakani het</text:h>
      <text:p text:style-name="P5"/>
      <text:p text:style-name="P4">Himnakanum oktagorcvum e ayn depqerum erb popoxakanum grvac arjeq@ </text:p>
      <text:p text:style-name="P4">Const hnaravor chi mnayun arjeqic ayl arjeq veragrel, tuyle talis miak mek arjeq veragrel. <text:s/>//</text:p>
      <text:p text:style-name="P9"><text:s/>// Const popoxakani jamanak, araji arjeqic veragrumic heto hnaravor che veragrel mek ayl urish arjeq.</text:p>
      <text:p text:style-name="P4"/>
      <text:p text:style-name="P4">Orinak.</text:p>
      <text:p text:style-name="P4">=====</text:p>
      <text:p text:style-name="P6"><text:span text:style-name="T1">c</text:span>onst int x = 4;</text:p>
      <text:p text:style-name="P6">cout&lt;&lt;x</text:p>
      <text:p text:style-name="P6">x = 6</text:p>
      <text:p text:style-name="P6">cout&lt;&lt;x</text:p>
      <text:p text:style-name="P6"/>
      <text:p text:style-name="P6">Console error: Assigment of read-only variable ‘x’;</text:p>
      <text:p text:style-name="P6">x=6</text:p>
      <text:p text:style-name="Text_20_body">=====</text:p>
      <text:p text:style-name="P9"/>
      <text:h text:style-name="P2" text:outline-level="1">Inchpes irakanacnel Kodi Komentaria.</text:h>
      <text:p text:style-name="P8"/>
      <text:p text:style-name="P9">Oktagorcelov “//”, Compilator@ nshac taracq@ chi kardum, ignore.</text:p>
      <text:p text:style-name="P9">Komentarian kaxvace lezvic. Orinak HTM<text:span text:style-name="T2">L</text:span> - “/* */”</text:p>
      <text:p text:style-name="P7"/>
      <text:h text:style-name="P3" text:outline-level="1">Canotacum CPP Logical funkciai het, ‘if’</text:h>
      <text:p text:style-name="P10"/>
      <text:p text:style-name="P10">‘<text:span text:style-name="T3">if’ hamarvume logikayi process irakanacnox funkcian,</text:span></text:p>
      <text:p text:style-name="P11">Ays funkncian naxatesvac e elementneri stugman, ays funkcianeri operatornern en</text:p>
      <text:p text:style-name="P12">‘==’, ‘!=’ ‘&lt;’ ‘&gt;’ ‘&lt;=’ ‘&gt;=’</text:p>
      <text:p text:style-name="P11">Orinak,</text:p>
      <text:p text:style-name="P12"><text:soft-page-break/>if(x==4){</text:p>
      <text:p text:style-name="P12"><text:tab/>cout&lt;&lt;”x = 4”&lt;&lt;endl;</text:p>
      <text:p text:style-name="P12">else{</text:p>
      <text:p text:style-name="P12"><text:tab/>cout&lt;&lt;”X != 4”&lt;&lt;endl;</text:p>
      <text:p text:style-name="P12">}</text:p>
      <text:p text:style-name="P11">====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10:47:44.740000000</meta:creation-date>
    <dc:date>2023-10-13T11:08:12.874000000</dc:date>
    <meta:editing-duration>PT20M27S</meta:editing-duration>
    <meta:editing-cycles>7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27" meta:word-count="123" meta:character-count="822" meta:non-whitespace-character-count="721"/>
  </office:meta>
</office:document-meta>
</file>